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background-color="#ffff00"/>
    </style:style>
    <style:style style:name="P3" style:family="paragraph" style:parent-style-name="Text_20_body">
      <style:text-properties fo:background-color="transparent"/>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fo:background-color="#ffff00"/>
    </style:style>
    <style:style style:name="P7" style:family="paragraph" style:parent-style-name="Text_20_body">
      <style:paragraph-properties fo:margin-top="0cm" fo:margin-bottom="0cm"/>
      <style:text-properties style:text-line-through-style="solid"/>
    </style:style>
    <style:style style:name="P8" style:family="paragraph" style:parent-style-name="Text_20_body">
      <style:paragraph-properties fo:margin-top="0cm" fo:margin-bottom="0cm"/>
      <style:text-properties fo:background-color="transparent"/>
    </style:style>
    <style:style style:name="P9" style:family="paragraph" style:parent-style-name="Text_20_body">
      <style:paragraph-properties fo:margin-top="0cm" fo:margin-bottom="0cm" fo:padding="0.074cm" fo:border-left="none" fo:border-right="none" fo:border-top="none" fo:border-bottom="0.002cm solid #000000" style:join-border="false"/>
    </style:style>
    <style:style style:name="P10" style:family="paragraph" style:parent-style-name="Text_20_body">
      <style:text-properties fo:background-color="#ffff00"/>
    </style:style>
    <style:style style:name="P11" style:family="paragraph" style:parent-style-name="Text_20_body">
      <style:text-properties fo:font-weight="bold"/>
    </style:style>
    <style:style style:name="P12" style:family="paragraph" style:parent-style-name="Text_20_body">
      <style:paragraph-properties fo:text-align="start" style:justify-single-word="false"/>
      <style:text-properties fo:background-color="#eeeeee"/>
    </style:style>
    <style:style style:name="P13" style:family="paragraph" style:parent-style-name="Heading_20_3">
      <style:paragraph-properties fo:margin-top="0cm" fo:margin-bottom="0cm"/>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style="italic" fo:font-weight="bold"/>
    </style:style>
    <style:style style:name="T3" style:family="text">
      <style:text-properties fo:background-color="#ffff00"/>
    </style:style>
    <style:style style:name="T4"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P4"><text:span text:style-name="T1">How did Dan approach the question about which bandage removal method was best?</text:span> </text:p>
      <text:p text:style-name="P4"><text:span text:style-name="T3">The experimental method, where he put many people in an environment where he could test and</text:span><text:span text:style-name="T3"><office:annotation><dc:creator>Unknown Author</dc:creator><dc:date>2013-03-25T18:44:41.30</dc:date><text:p text:style-name="P14"><text:span text:style-name="T4">17:06</text:span></text:p></office:annotation></text:span><text:span text:style-name="T3"> compare their experiences of pain under different conditions.</text:span> </text:p>
      <text:p text:style-name="P4">With the rational method, where he weighed the pros and cons of each method with the assistance of other burn patients </text:p>
      <text:p text:style-name="P4">With the DIY method, where he carefully followed the written instructions. </text:p>
      <text:p text:style-name="Text_20_body">With the squeaky wheel method, where he convinced his nurses to switch the way they removed his bandages, proving that his suspicions were correct. </text:p>
      <text:h text:style-name="Heading_20_3" text:outline-level="3">Question 2</text:h>
      <text:p text:style-name="P4"><text:span text:style-name="T1">What is choice architecture?</text:span> </text:p>
      <text:p text:style-name="P4">It’s another term for “behavioral economics.” </text:p>
      <text:p text:style-name="P4">It’s a synonym for “social capital.” </text:p>
      <text:p text:style-name="P4">It’s the social framework we build with each of our decisions. </text:p>
      <text:p text:style-name="P2">It is a method to take advantage of how little energy we invest and how little agency we exercise in making decisions. </text:p>
      <text:p text:style-name="P3"><text:a xlink:type="simple" xlink:href="https://en.wikipedia.org/wiki/Choice_architecture">https://en.wikipedia.org/wiki/Choice_architecture</text:a></text:p>
      <text:p text:style-name="P3"/>
      <text:h text:style-name="Heading_20_3" text:outline-level="3">Question 3</text:h>
      <text:p text:style-name="P4"><text:span text:style-name="T1">Should we look to introspection to understand people’s actions?</text:span> </text:p>
      <text:p text:style-name="P4">No. People are adept at explaining their decisions in terms of anchoring. </text:p>
      <text:p text:style-name="P6">No. Focus groups, for example, provide questionable results when it comes to explaining preferences and behavior. </text:p>
      <text:p text:style-name="P4">Yes. When you take the most common explanation that participants give for their behavior in experiments, it’s generally pretty accurate. </text:p>
      <text:p text:style-name="Text_20_body">Yes. Focus groups, for example, are a great method for understanding why people do what they do. </text:p>
      <text:h text:style-name="Heading_20_3" text:outline-level="3">Question 4</text:h>
      <text:p text:style-name="P4"><text:span text:style-name="T1">Why might a forced choice procedure be an effective method for determining what people really want?</text:span> </text:p>
      <text:p text:style-name="P4"><text:span text:style-name="T3">It would isolate people’s true preferences by eliminating their ability to not choose.</text:span> </text:p>
      <text:p text:style-name="P4">It wouldn’t, because requiring a decision tends to backfire when people do not want to choose. </text:p>
      <text:p text:style-name="P4">It wouldn’t, because people are pretty good about choosing what they want on their own. </text:p>
      <text:p text:style-name="Text_20_body">It would isolate people’s true preferences by eliminating their ability to choose. </text:p>
      <text:h text:style-name="Heading_20_3" text:outline-level="3">Question 5</text:h>
      <text:p text:style-name="P4"><text:span text:style-name="T1">What best describes the decoy effect?</text:span> </text:p>
      <text:p text:style-name="P4">We all find painted wooden people and animals equally as attractive as real people and animals. </text:p>
      <text:p text:style-name="P4">The cartoon featuring Tom (the cat) and Jerry (the mouse) won seven Academy Awards, despite disturbingly high levels of violence. </text:p>
      <text:p text:style-name="P6">We use irrelevant options as points of comparison and treat them as if they were relevant. </text:p>
      <text:p text:style-name="Text_20_body">If you notice something fake, it will attract your curiosity. You will approach the fake to investigate and likely fall into a trap. </text:p>
      <text:h text:style-name="Heading_20_3" text:outline-level="3"><text:soft-page-break/>Question 6</text:h>
      <text:p text:style-name="P1">What did Dan's experiment show by having people write down the last digits of their social security number?</text:p>
      <text:p text:style-name="P4">Random numbers hardly affect how much people are willing to pay for things. </text:p>
      <text:p text:style-name="P4">Most people could not recall their social security numbers. </text:p>
      <text:p text:style-name="P4">The social security number—although completely arbitrary—affected what people were willing to pay for the first object but not for the subsequent objects. </text:p>
      <text:p text:style-name="P2">The number—although completely arbitrary—served as the reference point for price valuations. </text:p>
      <text:h text:style-name="Heading_20_3" text:outline-level="3">Question 7</text:h>
      <text:p text:style-name="P4"><text:span text:style-name="T1">What can you do to encourage someone to value something more highly?</text:span> </text:p>
      <text:p text:style-name="P6">Pair it with a similar but slightly less desirable product. </text:p>
      <text:p text:style-name="P4">Demonstrate it first, so they can make an informed decision about its value. </text:p>
      <text:p text:style-name="P4">Make sure it is gold and sparkly. </text:p>
      <text:p text:style-name="Text_20_body">Have them sample the experience and decide for themselves. </text:p>
      <text:h text:style-name="Heading_20_3" text:outline-level="3">Question 8</text:h>
      <text:p text:style-name="P4"><text:span text:style-name="T1">Which is an important lesson from behavioral economics?</text:span> </text:p>
      <text:p text:style-name="P4">Our intuitions are generally quite good at explaining why other people behave the way they do. </text:p>
      <text:p text:style-name="P4">Each person can really only explain his or her own behavior, not the behavior of other people or groups. </text:p>
      <text:p text:style-name="P6">If we make mistakes that we don’t recognize, we need to apply experimental methods to figure out the reasons for our decisions. </text:p>
      <text:p text:style-name="Text_20_body">Our vision is not as good as it could be. </text:p>
      <text:h text:style-name="Heading_20_3" text:outline-level="3">Question 9</text:h>
      <text:p text:style-name="P4"><text:span text:style-name="T1">What is so tricky about choice architecture?</text:span> </text:p>
      <text:p text:style-name="P4">It can weaken the structural integrity of our minds if we don’t plan optimally for the future. </text:p>
      <text:p text:style-name="P4">Recidivist theory implies that choice architecture cannot be contained within the flying buttress of ideas in social science. </text:p>
      <text:p text:style-name="P4">Planning, design, and construction are based on objectivist ideals about what sorts of interventions government should make. </text:p>
      <text:p text:style-name="P2">It's often impossible to avoid setting a default option; therefore, someone usually has to choose which default to provide. </text:p>
      <text:h text:style-name="Heading_20_3" text:outline-level="3">Question 10</text:h>
      <text:p text:style-name="P4"><text:span text:style-name="T1">Why were physicians more likely to predict they’d send a patient to a hip replacement specialist when they were provided with two alternative treatments, rather than just one?</text:span> </text:p>
      <text:p text:style-name="P4">The physicians were swayed by conflicts of interest. </text:p>
      <text:p text:style-name="P4">The group of physicians who were provided with two alternative treatments did not realize that hip replacement was a more invasive procedure. </text:p>
      <text:p text:style-name="P4">The complexity of the decision confused physicians and caused them to choose both treatments instead of just one. </text:p>
      <text:p text:style-name="P2">They were especially likely to take the path of least resistance when deviating from the default became more complex. </text:p>
      <text:h text:style-name="Heading_20_3" text:outline-level="3"><text:soft-page-break/>Question 11</text:h>
      <text:p text:style-name="P4"><text:span text:style-name="T1">What were the results of the jam study?</text:span> </text:p>
      <text:p text:style-name="P4">When there were more jam choices, fewer people approached the table, and fewer people purchased jam. </text:p>
      <text:p text:style-name="P4">When there were more jam choices, fewer people approached the table, but more people purchased jam. </text:p>
      <text:p text:style-name="P4">When there were more jam choices, more people approached the table, and more people purchased jam. </text:p>
      <text:p text:style-name="P2">With 6 jam choices, 40 percent of people approached the jam table and with 24 jam choices, 60 percent of people approached the jam table. However, in the first case 30 percent of people purchased jam, and in the second case only 3 percent of people purchased jam </text:p>
      <text:h text:style-name="Heading_20_3" text:outline-level="3">Question 12</text:h>
      <text:p text:style-name="P4"><text:span text:style-name="T1">Which statement is true?</text:span> </text:p>
      <text:p text:style-name="P7">Changes in momentary mindset rarely have a significant, long-term effect. </text:p>
      <text:p text:style-name="P6">Initial decisions can have a disproportionate effect on future decisions. </text:p>
      <text:p text:style-name="P4">When people fall short of an implied standard, they use their knowledge about their absolute position to confirm their status. </text:p>
      <text:p text:style-name="Text_20_body">A bathrobe is to a slipper as a garden hose is to a garden. </text:p>
      <text:h text:style-name="Heading_20_3" text:outline-level="3">Question 13</text:h>
      <text:p text:style-name="P4"><text:span text:style-name="T1">You have two options: a vacation in Rome or a vacation in Paris. Which third option would make you more likely to choose the vacation in Rome?</text:span> </text:p>
      <text:p text:style-name="P4">Your significant other forgetting your birthday </text:p>
      <text:p text:style-name="P6">A vacation in Rome without tea </text:p>
      <text:p text:style-name="P4">A vacation in Vienna </text:p>
      <text:p text:style-name="Text_20_body">Having your car stolen </text:p>
      <text:h text:style-name="Heading_20_3" text:outline-level="3">Question 14</text:h>
      <text:p text:style-name="P4"><text:span text:style-name="T1">How does the rational model suggest that we decide how much we are willing to pay for coffee?</text:span> </text:p>
      <text:p text:style-name="P6">The greater the pleasure the coffee brings, the more we are willing to pay for it. </text:p>
      <text:p text:style-name="P4">The more experience we have with coffee, the more we will pay for it. </text:p>
      <text:p text:style-name="P4">The more people we know who drink coffee, the more we will pay for it. </text:p>
      <text:p text:style-name="Text_20_body">More expensive coffee is experienced as more valuable, regardless of the absolute level of enjoyment that it brings when people don’t know the price. </text:p>
      <text:h text:style-name="Heading_20_3" text:outline-level="3">Question 15</text:h>
      <text:p text:style-name="P4"><text:span text:style-name="T1">Which of the following best depicts self-herding?</text:span> </text:p>
      <text:p text:style-name="P4">Once we have made a decision, we continue to evaluate that decision at intervals so that each decision is unaffected by past decisions. </text:p>
      <text:p text:style-name="P6">One day, you decide to buy a Starbucks coffee. You walk in the store, balk at the price, and leave. The next time you’re trying to decide where to get coffee, you reject the idea of going to Starbucks without thinking twice. </text:p>
      <text:p text:style-name="P8">One day, you decide to put a little bit of nutmeg on your Starbucks latte. The next time you try a little cinnamon. The next time, you remember that you didn’t really like the cinnamon or the nutmeg, so you leave your latte plain. </text:p>
      <text:p text:style-name="P9">We imitate the behavior of our peers. </text:p>
      <text:h text:style-name="P13" text:outline-level="3"><text:soft-page-break/>Question 1</text:h>
      <text:p text:style-name="P4"><text:span text:style-name="T1">How did Dan approach the question about which bandage removal method was best?</text:span> </text:p>
      <text:p text:style-name="P4">The experimental method, where he put many people in an environment where he could test and compare their experiences of pain under different conditions. </text:p>
      <text:p text:style-name="P4">With the rational method, where he weighed the pros and cons of each method with the assistance of other burn patients </text:p>
      <text:p text:style-name="P4">With the squeaky wheel method, where he convinced his nurses to switch the way they removed his bandages, proving that his suspicions were correct. </text:p>
      <text:p text:style-name="Text_20_body">With the experiential method, where he knew enough from his experience to assert scientifically which method of bandage removal was best </text:p>
      <text:h text:style-name="Heading_20_3" text:outline-level="3">Question 2</text:h>
      <text:p text:style-name="P4"><text:span text:style-name="T1">Decision illusions…</text:span> </text:p>
      <text:p text:style-name="P6">are tricks that our minds play on our judgment. </text:p>
      <text:p text:style-name="P4">are tricks that our minds play on our eyes. </text:p>
      <text:p text:style-name="P4">are more likely to occur when the weather is stormy. </text:p>
      <text:p text:style-name="Text_20_body">are sleights of hand usually practiced by experienced magicians. </text:p>
      <text:h text:style-name="Heading_20_3" text:outline-level="3">Question 3</text:h>
      <text:p text:style-name="P4"><text:span text:style-name="T1">What is choice architecture?</text:span> </text:p>
      <text:p text:style-name="P4">It’s the way we justify our decisions about things like organ donation, saving for retirement, or which detergent people buy. </text:p>
      <text:p text:style-name="P6">It’s the way our choices are presented. </text:p>
      <text:p text:style-name="P4">It’s the complex neural infrastructure that leads each individual through a decision-making process. </text:p>
      <text:p text:style-name="Text_20_body">It’s a synonym for “social capital.” </text:p>
      <text:h text:style-name="Heading_20_3" text:outline-level="3">Question 4</text:h>
      <text:p text:style-name="P4"><text:span text:style-name="T1">Should we look to introspection to understand people’s actions?</text:span> </text:p>
      <text:p text:style-name="P4">No. People are adept at explaining their decisions in terms of anchoring. </text:p>
      <text:p text:style-name="P4">Yes. Focus groups, for example, are a great method for understanding why people do what they do. </text:p>
      <text:p text:style-name="P6">No. People often do not realize when they let the environment guide their decisions </text:p>
      <text:p text:style-name="Text_20_body">Yes. People are generally aware of their decision biases and can correct for them through introspection. </text:p>
      <text:h text:style-name="Heading_20_3" text:outline-level="3">Question 5</text:h>
      <text:p text:style-name="P4"><text:span text:style-name="T1">Why might a forced choice procedure be an effective method for determining what people really want?</text:span> </text:p>
      <text:p text:style-name="P4">It wouldn’t, because people are pretty good about choosing what they want on their own. </text:p>
      <text:p text:style-name="P4">It wouldn’t, because requiring a decision tends to backfire when people do not want to choose. </text:p>
      <text:p text:style-name="P4">It wouldn’t, because people mask their true preferences with their love of change. </text:p>
      <text:p text:style-name="P2">It distinguishes between actual preferences and the tendency to stick to the status quo. </text:p>
      <text:h text:style-name="Heading_20_3" text:outline-level="3">Question 6</text:h>
      <text:p text:style-name="P4"><text:span text:style-name="T1">What makes people more likely to choose default options?</text:span><text:line-break/><text:line-break/><text:span text:style-name="T2">Select all correct responses.</text:span> </text:p>
      <text:p text:style-name="P6">Complexity </text:p>
      <text:p text:style-name="P4">Being a man </text:p>
      <text:p text:style-name="P4"><text:soft-page-break/>Having high moral standards </text:p>
      <text:p text:style-name="P2">A high level of difficulty in order to stray from the default </text:p>
      <text:h text:style-name="Heading_20_3" text:outline-level="3">Question 7</text:h>
      <text:p text:style-name="P4"><text:span text:style-name="T1">How can you design a program so that people are </text:span><text:span text:style-name="T2">less</text:span><text:span text:style-name="T1"> likely to participate?</text:span><text:line-break/><text:line-break/><text:span text:style-name="T2">Select all correct responses.</text:span> </text:p>
      <text:p text:style-name="P4">Require as few steps as possible </text:p>
      <text:p text:style-name="P4">Supervise them as they make their choice </text:p>
      <text:p text:style-name="P4">Force people to make a choice—no default options </text:p>
      <text:p text:style-name="P6">Emphasize the urgency of the task </text:p>
      <text:p text:style-name="P2">Require multiple steps </text:p>
      <text:h text:style-name="Heading_20_3" text:outline-level="3">Question 8</text:h>
      <text:p text:style-name="P4"><text:span text:style-name="T1">How can you design a program so that people are </text:span><text:span text:style-name="T2">more</text:span><text:span text:style-name="T1"> likely to participate?</text:span><text:line-break/><text:line-break/><text:span text:style-name="T2">Select all correct responses.</text:span> </text:p>
      <text:p text:style-name="P6">Force people to make a choice—no default options </text:p>
      <text:p text:style-name="P6">Give people simple, straightforward information </text:p>
      <text:p text:style-name="P4">Emphasize the urgency of the task </text:p>
      <text:p text:style-name="P4">Pay them to not participate </text:p>
      <text:p text:style-name="P2">Make them opt out, so that the default is to participate </text:p>
      <text:h text:style-name="Heading_20_3" text:outline-level="3">Question 9</text:h>
      <text:p text:style-name="P4"><text:span text:style-name="T1">What decision process demonstrates how people’s opinions are influenced by the questions they answer?</text:span> </text:p>
      <text:p text:style-name="P6">When asked to write down positive qualities of a significant other, people report a more negative impression if they run out of things to say. </text:p>
      <text:p text:style-name="P4">People make decisions based on wisdom they have acquired over time and are only influenced by choice sets when the decision is of nominal importance. </text:p>
      <text:p text:style-name="P4">People make decisions based on wisdom they have acquired over time and are only influenced by choice sets when the decision is of utmost importance. </text:p>
      <text:p text:style-name="Text_20_body">When asked to rate their behavior on a scale where higher numbers are better, people think of themselves more positively if they score past the middle of the scale – but only when the absolute rating is substantially high. </text:p>
      <text:h text:style-name="Heading_20_3" text:outline-level="3">Question 10</text:h>
      <text:p text:style-name="P4"><text:span text:style-name="T1">What best describes the decoy effect?</text:span> </text:p>
      <text:p text:style-name="P4"><text:span text:style-name="T3">An irrelevant option can define the framework for evaluating relevant options.</text:span> </text:p>
      <text:p text:style-name="P4">We all find painted wooden people and animals equally as attractive as real people and animals. </text:p>
      <text:p text:style-name="P4">The cartoon featuring Tom (the cat) and Jerry (the mouse) won seven Academy Awards, despite disturbingly high levels of violence. </text:p>
      <text:p text:style-name="Text_20_body">When ugly Tom is added to the choice set between Tom and Jerry, Jerry is perceived to be the most attractive </text:p>
      <text:h text:style-name="Heading_20_3" text:outline-level="3">Question 11</text:h>
      <text:p text:style-name="P4"><text:span text:style-name="T1">Which is an important lesson from behavioral economics?</text:span> </text:p>
      <text:p text:style-name="P4">Our vision is not as good as it could be. </text:p>
      <text:p text:style-name="P4"><text:soft-page-break/>Each person can really only explain his or her own behavior, not the behavior of other people or groups. </text:p>
      <text:p text:style-name="P4">Economists are capable of manipulating large groups of people. </text:p>
      <text:p text:style-name="P2">We have faulty intuitions and need to find more objective methods for explaining our behavior. </text:p>
      <text:h text:style-name="Heading_20_3" text:outline-level="3">Question 12</text:h>
      <text:p text:style-name="P4"><text:span text:style-name="T1">What did Dan’s experiments on pain reveal about the hedonic calculus of painful experiences?</text:span> </text:p>
      <text:p text:style-name="P4">Painful experiences that are twice as long are not twice as painful. </text:p>
      <text:p text:style-name="P4">Intensity of pain has a stronger effect on memory than duration. </text:p>
      <text:p text:style-name="P4">Progression of pain over time matters: It is better to start with higher pain and end with lower pain. </text:p>
      <text:p text:style-name="P2">All of the above </text:p>
      <text:h text:style-name="Heading_20_3" text:outline-level="3">Question 13</text:h>
      <text:p text:style-name="P4"><text:span text:style-name="T1">What is so tricky about choice architecture?</text:span> </text:p>
      <text:p text:style-name="P4">Recidivist theory implies that choice architecture cannot be contained within the flying buttress of ideas in social science. </text:p>
      <text:p text:style-name="P6">Our cognitive skills help us create stories that rationalize our actions, even when we don’t really know what guided them. </text:p>
      <text:p text:style-name="P4">It can weaken the structural integrity of our minds if we don’t plan optimally for the future. </text:p>
      <text:p text:style-name="Text_20_body">Planning, design, and construction are based on objectivist ideals about what sorts of interventions government should make. </text:p>
      <text:h text:style-name="Heading_20_3" text:outline-level="3">Question 14</text:h>
      <text:p text:style-name="P4"><text:span text:style-name="T1">How does the rational model suggest that we decide how much we are willing to pay for coffee?</text:span> </text:p>
      <text:p text:style-name="P4"><text:span text:style-name="T3">The greater the pleasu</text:span>re the coffee brings, the more we are willing to pay for it. </text:p>
      <text:p text:style-name="P4">The more people we know who drink coffee, the more we will pay for it. </text:p>
      <text:p text:style-name="P4">The more experience we have with coffee, the more we will pay for it. </text:p>
      <text:p text:style-name="Text_20_body">More expensive coffee is experienced as more valuable, regardless of the absolute level of enjoyment that it brings when people don’t know the price. </text:p>
      <text:h text:style-name="Heading_20_3" text:outline-level="3">Question 15</text:h>
      <text:p text:style-name="P4"><text:span text:style-name="T1">Which of the following best depicts self-herding?</text:span> </text:p>
      <text:p text:style-name="P4">O<text:span text:style-name="T3">ne day, you are desperate for a parking spot, so you park illegally in a reserved spot. From then on, every time yo</text:span>u don’t immediately find parking, you remember your past behavior and pull into the reserved parking spot. </text:p>
      <text:p text:style-name="P4">We react against the behavior of peers and try to differentiate our behavior from theirs. </text:p>
      <text:p text:style-name="P4">You live in Portland, Oregon. One day, you are walking down the street and see a unicycler with a bagpipe. The next day, you do not see the unicycling bagpiper. </text:p>
      <text:p text:style-name="P9">We imitate the behavior of our peers</text:p>
      <text:h text:style-name="P13" text:outline-level="3">Question 1</text:h>
      <text:p text:style-name="P4"><text:span text:style-name="T1">Decision illusions…</text:span> </text:p>
      <text:p text:style-name="P6">are tricks that our minds play on our judgment. </text:p>
      <text:p text:style-name="P4">are tricks our minds play on free will. </text:p>
      <text:p text:style-name="P4">are tricks that our minds play on our eyes. </text:p>
      <text:p text:style-name="Text_20_body">are sleights of hand usually practiced by experienced magicians. </text:p>
      <text:h text:style-name="Heading_20_3" text:outline-level="3"><text:soft-page-break/>Question 2</text:h>
      <text:p text:style-name="P4"><text:span text:style-name="T1">What is choice architecture?</text:span> </text:p>
      <text:p text:style-name="P6">It’s the way our choices are presented. </text:p>
      <text:p text:style-name="P4">It’s another term for “behavioral economics.” </text:p>
      <text:p text:style-name="P4">It’s the importance we attribute to decisions about things like organ donation, saving for retirement, or which detergent to buy. </text:p>
      <text:p text:style-name="Text_20_body">It’s the complex neural infrastructure that leads each individual through a decision-making process. </text:p>
      <text:h text:style-name="Heading_20_3" text:outline-level="3">Question 3</text:h>
      <text:p text:style-name="P4"><text:span text:style-name="T1">Should we look to introspection to understand people’s actions?</text:span> </text:p>
      <text:p text:style-name="P6">No. People often do not realize when they let the environment guide their decisions </text:p>
      <text:p text:style-name="P4">Yes. Focus groups, for example, are a great method for understanding why people do what they do. </text:p>
      <text:p text:style-name="P4">No. People are adept at explaining their decisions in terms of anchoring. </text:p>
      <text:p text:style-name="Text_20_body">No. People are adept at explaining their decisions in terms of choice architecture. </text:p>
      <text:h text:style-name="Heading_20_3" text:outline-level="3">Question 4</text:h>
      <text:p text:style-name="P4"><text:span text:style-name="T1">Why might a forced choice procedure be an effective method for determining what people really want?</text:span> </text:p>
      <text:p text:style-name="P4">Without forcing people to choose, the laws of supply and demand dictate what decisions people make. </text:p>
      <text:p text:style-name="P4">It wouldn’t, because people are pretty good about choosing what they want on their own. </text:p>
      <text:p text:style-name="P4">It wouldn’t, because requiring a decision tends to backfire when people do not want to choose. </text:p>
      <text:p text:style-name="P2">It distinguishes between actual preferences and the tendency to stick to the status quo. </text:p>
      <text:h text:style-name="Heading_20_3" text:outline-level="3">Question 5</text:h>
      <text:p text:style-name="P4"><text:span text:style-name="T1">What makes people more likely to choose default options?</text:span><text:line-break/><text:line-break/><text:span text:style-name="T2">Select all correct responses.</text:span> </text:p>
      <text:p text:style-name="P6">A high level of difficulty in order to stray from the default </text:p>
      <text:p text:style-name="P4">Having high moral standards </text:p>
      <text:p text:style-name="P4">Being a woman </text:p>
      <text:p text:style-name="P2">Additional steps required to choose a non-default option </text:p>
      <text:h text:style-name="Heading_20_3" text:outline-level="3">Question 6</text:h>
      <text:p text:style-name="P4"><text:span text:style-name="T1">How can you design a program so that people are </text:span><text:span text:style-name="T2">less</text:span><text:span text:style-name="T1"> likely to participate?</text:span><text:line-break/><text:line-break/><text:span text:style-name="T2">Select all correct responses.</text:span> </text:p>
      <text:p text:style-name="P6">Require multiple steps </text:p>
      <text:p text:style-name="P4">Make the registration process fun </text:p>
      <text:p text:style-name="P6">Provide lots of complex, difficult choices </text:p>
      <text:p text:style-name="P4">Require as few steps as possible </text:p>
      <text:p text:style-name="Text_20_body">Pay them to participate </text:p>
      <text:h text:style-name="Heading_20_3" text:outline-level="3">Question 7</text:h>
      <text:p text:style-name="P4"><text:span text:style-name="T1">How can you design a program so that people are </text:span><text:span text:style-name="T2">more</text:span><text:span text:style-name="T1"> likely to participate?</text:span><text:line-break/><text:line-break/><text:span text:style-name="T2">Select all correct responses.</text:span> </text:p>
      <text:p text:style-name="P6"><text:soft-page-break/>Give people simple, straightforward information </text:p>
      <text:p text:style-name="P4">Make them opt in to the program, so that the default is to not participate </text:p>
      <text:p text:style-name="P6">Make them opt out, so that the default is to participate </text:p>
      <text:p text:style-name="P4">Require multiple steps </text:p>
      <text:p text:style-name="P2">Force people to make a choice—no default options </text:p>
      <text:h text:style-name="Heading_20_3" text:outline-level="3">Question 8</text:h>
      <text:p text:style-name="P4"><text:span text:style-name="T1">What decision process demonstrates how people’s opinions are influenced by the questions they answer?</text:span> </text:p>
      <text:p text:style-name="P4">When asked to rate themselves on a scale, people typically think highly of themselves if they score past the middle of the scale – regardless of the absolute rating. However, when making decisions shortly afterward, they immediately forget the positive self-image that the scale generated. </text:p>
      <text:p text:style-name="P4">When asked to rate their behavior on a scale where higher numbers are better, people think of themselves more positively if they score past the middle of the scale – but only when the absolute rating is substantially high. </text:p>
      <text:p text:style-name="P4"><text:span text:style-name="T3">When an undesirable option is added to a group of choices, it can alter the decision that is made</text:span>. </text:p>
      <text:p text:style-name="Text_20_body">People make decisions based on wisdom they have acquired over time and are only influenced by choice sets when the decision is of utmost importance. </text:p>
      <text:h text:style-name="Heading_20_3" text:outline-level="3">Question 9</text:h>
      <text:p text:style-name="P1">What did Dan's experiment show by having people write down the last digits of their social security number?</text:p>
      <text:p text:style-name="P4">Most people could not recall their social security numbers. </text:p>
      <text:p text:style-name="P4">Any number can serve as an anchor, but its effect disappears as a person makes subsequent decisions. </text:p>
      <text:p text:style-name="P6">Once the number was introduced, it became the reference point from which further prices were judged. </text:p>
      <text:p text:style-name="Text_20_body">The social security number—although completely arbitrary—affected what people were willing to pay for the first object but not for the subsequent objects. </text:p>
      <text:h text:style-name="Heading_20_3" text:outline-level="3">Question 10</text:h>
      <text:p text:style-name="P4"><text:span text:style-name="T1">What can you do to encourage someone to value something more highly?</text:span> </text:p>
      <text:p text:style-name="P6">Pair it with a similar but slightly less desirable product. </text:p>
      <text:p text:style-name="P4">Pair it with an identical product. </text:p>
      <text:p text:style-name="P4">Make sure it is gold and sparkly. </text:p>
      <text:p text:style-name="Text_20_body">Have them sample the experience and decide for themselves. </text:p>
      <text:h text:style-name="Heading_20_3" text:outline-level="3">Question 11</text:h>
      <text:p text:style-name="P4"><text:span text:style-name="T1">Which is an important lesson from behavioral economics?</text:span> </text:p>
      <text:p text:style-name="P4"><text:span text:style-name="T3">We have faulty intuitions and need to find more obj</text:span>ective methods for explaining our behavior. </text:p>
      <text:p text:style-name="P4">There is a significant minority of people who behave irrationally. </text:p>
      <text:p text:style-name="P4">Each person can really only explain his or her own behavior, not the behavior of other people or groups. </text:p>
      <text:p text:style-name="Text_20_body">Our vision is not as good as it could be. </text:p>
      <text:h text:style-name="Heading_20_3" text:outline-level="3">Question 12</text:h>
      <text:p text:style-name="P4"><text:span text:style-name="T1">What did Dan’s experiments on pain reveal about the hedonic calculus of painful experiences?</text:span> </text:p>
      <text:p text:style-name="P4"><text:soft-page-break/>Painful experiences that are twice as long are not twice as painful. </text:p>
      <text:p text:style-name="P4">Intensity of pain has a stronger effect on memory than duration. </text:p>
      <text:p text:style-name="P4">Progression of pain over time matters: It is better to start with higher pain and end with lower pain. </text:p>
      <text:p text:style-name="P2">All of the above </text:p>
      <text:h text:style-name="Heading_20_3" text:outline-level="3">Question 13</text:h>
      <text:p text:style-name="P4"><text:span text:style-name="T1">Why were physicians more likely to predict they’d send a patient to a hip replacement specialist when they were provided with two alternative treatments, rather than just one?</text:span> </text:p>
      <text:p text:style-name="P4">The complexity of the decision confused physicians and caused them to choose both treatments instead of just one. </text:p>
      <text:p text:style-name="P6">They were especially likely to take the path of least resistance when deviating from the default became more complex. </text:p>
      <text:p text:style-name="P4">The physicians were swayed by conflicts of interest. </text:p>
      <text:p text:style-name="Text_20_body">The group of physicians who were provided with two alternative treatments did not realize that hip replacement was a more invasive procedure. </text:p>
      <text:h text:style-name="Heading_20_3" text:outline-level="3">Question 14</text:h>
      <text:p text:style-name="P4"><text:span text:style-name="T1">What were the results of the jam study?</text:span> </text:p>
      <text:p text:style-name="P4">When there were more jam choices, more people approached the table, and more people purchased jam. </text:p>
      <text:p text:style-name="P4">When there were more jam choices, fewer people approached the table, but more people purchased jam. </text:p>
      <text:p text:style-name="P4">Only those who had jam on their shopping list purchased jam. </text:p>
      <text:p text:style-name="P2">With 6 jam choices, 40 percent of people approached the jam table and with 24 jam choices, 60 percent of people approached the jam table. However, in the first case 30 percent of people purchased jam, and in the second case only 3 percent of people purchased jam </text:p>
      <text:h text:style-name="Heading_20_3" text:outline-level="3">Question 15</text:h>
      <text:p text:style-name="P4"><text:span text:style-name="T1">Which of the following best depicts self-herding?</text:span> </text:p>
      <text:p text:style-name="P4">One day, you use a coupon to get dessert at a restaurant. The next time you go to that restaurant without a coupon, you decide not to order dessert. </text:p>
      <text:p text:style-name="P6">One day, you are desperate for a parking spot, so you park illegally in a reserved spot. From then on, every time you don’t immediately find parking, you remember your past behavior and pull into the reserved parking spot. </text:p>
      <text:p text:style-name="P4">We react against the behavior of peers and try to differentiate our behavior from theirs. </text:p>
      <text:p text:style-name="P4">You live in Portland, Oregon. One day, you are walking down the street and see a unicycler with a bagpipe. The next day, you do not see the unicycling bagpiper. </text:p>
      <text:p text:style-name="P12"> In accordance with the Honor Code, I certify that my answers here are my own wor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17:09:55.87</meta:creation-date>
    <dc:date>2013-03-27T14:45:52.63</dc:date>
    <meta:editing-duration>PT5H14M38S</meta:editing-duration>
    <meta:editing-cycles>14</meta:editing-cycles>
    <meta:generator>OpenOffice.org/3.4$Win32 OpenOffice.org_project/340m1$Build-9590</meta:generator>
    <meta:document-statistic meta:table-count="0" meta:image-count="0" meta:object-count="0" meta:page-count="9" meta:paragraph-count="276" meta:word-count="3398" meta:character-count="20472"/>
  </office:meta>
</office:document-meta>
</file>